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DUCTOS</text:p>
          </table:table-cell>
          <table:table-cell office:value-type="string" table:style-name="ce1">
            <text:p>CANTID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ULARES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PTOS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V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LET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Luis Enrique</meta:initial-creator>
    <dc:creator>Luis Enrique</dc:creator>
    <meta:creation-date>2020-06-28T15:56:49Z</meta:creation-date>
    <dc:date>2020-06-28T15:58:18Z</dc:date>
  </office:meta>
</office:document-meta>
</file>